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er ut til at den parralelle går 3 ganger kjappere enn den sekvensielle i hvertfall.</text:span></text:p>
      <text:p text:style-name="P1"><text:span text:style-name="T1">Kjøres med java Oblig2 [argument].</text:span></text:p>
      <text:p text:style-name="P1"><text:span text:style-name="T1">Printer ut alle 100 faktoriseringene for parrallelle og som vist i fasiten for sekvensielle.</text:span></text:p>
      <text:p text:style-name="P1"><text:span text:style-name="T1">De ligger i tre filer, men det er fordi jeg ikke så at det skulle ligge i en fil før nå.</text:span></text:p>
      <text:p text:style-name="P1"><text:span text:style-name="T1"/></text:p>
      <text:p text:style-name="P1"><text:span text:style-name="T1">-Emil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